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file-entry manifest:full-path="Pictures/1000000000000096000000C15D70C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29e500" officeooo:paragraph-rsid="0029e500"/>
    </style:style>
    <style:style style:name="P29" style:family="paragraph" style:parent-style-name="Standard" style:list-style-name="L3">
      <style:text-properties fo:language="en" fo:country="US" officeooo:rsid="0029e500" officeooo:paragraph-rsid="0029e500"/>
    </style:style>
    <style:style style:name="P30" style:family="paragraph" style:parent-style-name="Standard" style:list-style-name="L3">
      <style:text-properties fo:language="en" fo:country="US" officeooo:rsid="002bb307" officeooo:paragraph-rsid="002bb307"/>
    </style:style>
    <style:style style:name="P31" style:family="paragraph" style:parent-style-name="Standard">
      <style:text-properties fo:language="en" fo:country="US" officeooo:rsid="002e06fc" officeooo:paragraph-rsid="002e06fc"/>
    </style:style>
    <style:style style:name="P32" style:family="paragraph" style:parent-style-name="Standard">
      <style:text-properties fo:language="en" fo:country="US" officeooo:rsid="0050ed43" officeooo:paragraph-rsid="0050ed43"/>
    </style:style>
    <style:style style:name="P33" style:family="paragraph" style:parent-style-name="Heading_20_3">
      <style:text-properties fo:language="en" fo:country="US"/>
    </style:style>
    <style:style style:name="P34" style:family="paragraph" style:parent-style-name="Text_20_body">
      <style:text-properties fo:language="en" fo:country="US" officeooo:rsid="002e06fc" officeooo:paragraph-rsid="002f34db"/>
    </style:style>
    <style:style style:name="P35" style:family="paragraph" style:parent-style-name="Text_20_body">
      <style:text-properties fo:language="en" fo:country="US" officeooo:rsid="002f34db" officeooo:paragraph-rsid="002f34db"/>
    </style:style>
    <style:style style:name="P36" style:family="paragraph" style:parent-style-name="Standard">
      <style:text-properties fo:language="en" fo:country="US" officeooo:rsid="002f34db" officeooo:paragraph-rsid="002f34db"/>
    </style:style>
    <style:style style:name="P37" style:family="paragraph" style:parent-style-name="Standard">
      <style:text-properties fo:language="en" fo:country="US" officeooo:rsid="0032b68b" officeooo:paragraph-rsid="0032b68b"/>
    </style:style>
    <style:style style:name="P38" style:family="paragraph" style:parent-style-name="Standard">
      <style:text-properties fo:language="en" fo:country="US" officeooo:rsid="00379ada" officeooo:paragraph-rsid="00379ada"/>
    </style:style>
    <style:style style:name="P39" style:family="paragraph" style:parent-style-name="Standard">
      <style:text-properties fo:language="en" fo:country="US" officeooo:rsid="00379ada" officeooo:paragraph-rsid="0059d8a6"/>
    </style:style>
    <style:style style:name="P40" style:family="paragraph" style:parent-style-name="Standard">
      <style:text-properties fo:language="en" fo:country="US" officeooo:rsid="00379ada" officeooo:paragraph-rsid="0059afd2"/>
    </style:style>
    <style:style style:name="P41" style:family="paragraph" style:parent-style-name="Standard">
      <style:text-properties fo:language="en" fo:country="US" officeooo:rsid="003f56e9" officeooo:paragraph-rsid="003f56e9"/>
    </style:style>
    <style:style style:name="P42" style:family="paragraph" style:parent-style-name="Standard">
      <style:text-properties fo:language="en" fo:country="US" officeooo:rsid="0042e059" officeooo:paragraph-rsid="0042e059"/>
    </style:style>
    <style:style style:name="P43" style:family="paragraph" style:parent-style-name="Standard">
      <style:text-properties officeooo:paragraph-rsid="005d0b08"/>
    </style:style>
    <style:style style:name="P44" style:family="paragraph" style:parent-style-name="Standard">
      <style:text-properties fo:language="en" fo:country="US" officeooo:paragraph-rsid="002bb307"/>
    </style:style>
    <style:style style:name="P45" style:family="paragraph" style:parent-style-name="Standard">
      <style:paragraph-properties fo:margin-top="0.0598in" fo:margin-bottom="0in" style:contextual-spacing="false"/>
      <style:text-properties fo:language="en" fo:country="US" officeooo:rsid="005d0b08" officeooo:paragraph-rsid="005ffd52"/>
    </style:style>
    <style:style style:name="P46" style:family="paragraph" style:parent-style-name="Example">
      <style:paragraph-properties fo:margin-top="0.0598in" fo:margin-bottom="0.0598in" style:contextual-spacing="false"/>
      <style:text-properties officeooo:paragraph-rsid="005ffd52"/>
    </style:style>
    <style:style style:name="P47" style:family="paragraph" style:parent-style-name="Example">
      <style:paragraph-properties fo:margin-top="0in" fo:margin-bottom="0.0598in" style:contextual-spacing="false"/>
      <style:text-properties officeooo:paragraph-rsid="005ffd52"/>
    </style:style>
    <style:style style:name="P48" style:family="paragraph" style:parent-style-name="Example">
      <style:text-properties officeooo:paragraph-rsid="005ffd52"/>
    </style:style>
    <style:style style:name="P49" style:family="paragraph" style:parent-style-name="Text_20_body">
      <style:text-properties officeooo:paragraph-rsid="00578de4"/>
    </style:style>
    <style:style style:name="P50" style:family="paragraph" style:parent-style-name="Example">
      <style:paragraph-properties fo:margin-top="0.0598in" fo:margin-bottom="0.0598in" style:contextual-spacing="false"/>
      <style:text-properties officeooo:paragraph-rsid="00578de4"/>
    </style:style>
    <style:style style:name="P51" style:family="paragraph" style:parent-style-name="Example">
      <style:paragraph-properties fo:margin-top="0in" fo:margin-bottom="0.0598in" style:contextual-spacing="false"/>
      <style:text-properties officeooo:paragraph-rsid="00578de4"/>
    </style:style>
    <style:style style:name="P52" style:family="paragraph" style:parent-style-name="Example">
      <style:text-properties officeooo:paragraph-rsid="00578de4"/>
    </style:style>
    <style:style style:name="P53" style:family="paragraph" style:parent-style-name="Standard">
      <style:text-properties fo:language="en" fo:country="US" officeooo:rsid="00560900" officeooo:paragraph-rsid="00578de4"/>
    </style:style>
    <style:style style:name="P54" style:family="paragraph" style:parent-style-name="Text_20_body" style:list-style-name="L4"/>
    <style:style style:name="P55" style:family="paragraph" style:parent-style-name="Standard">
      <style:text-properties fo:language="en" fo:country="US" officeooo:rsid="004bdcd2" officeooo:paragraph-rsid="004bdcd2"/>
    </style:style>
    <style:style style:name="P56"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7"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8" style:family="paragraph" style:parent-style-name="Standard">
      <style:text-properties fo:language="en" fo:country="US" officeooo:rsid="0054fdb4" officeooo:paragraph-rsid="0054fdb4"/>
    </style:style>
    <style:style style:name="P59" style:family="paragraph" style:parent-style-name="Standard">
      <style:text-properties officeooo:paragraph-rsid="00597cd5"/>
    </style:style>
    <style:style style:name="P60" style:family="paragraph" style:parent-style-name="Standard">
      <style:text-properties fo:language="en" fo:country="US" officeooo:rsid="0051544a" officeooo:paragraph-rsid="0051544a"/>
    </style:style>
    <style:style style:name="P61" style:family="paragraph" style:parent-style-name="Standard">
      <style:text-properties officeooo:paragraph-rsid="0051544a"/>
    </style:style>
    <style:style style:name="P62"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2bb307"/>
    </style:style>
    <style:style style:name="T34" style:family="text">
      <style:text-properties fo:font-weight="bold" officeooo:rsid="002f34db" style:font-weight-asian="bold" style:font-weight-complex="bold"/>
    </style:style>
    <style:style style:name="T35" style:family="text">
      <style:text-properties fo:font-weight="normal" officeooo:rsid="002f34db"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officeooo:rsid="0038f666" style:font-weight-asian="bold" style:font-weight-complex="bold"/>
    </style:style>
    <style:style style:name="T38" style:family="text">
      <style:text-properties officeooo:rsid="0038f666"/>
    </style:style>
    <style:style style:name="T39" style:family="text">
      <style:text-properties officeooo:rsid="0059afd2"/>
    </style:style>
    <style:style style:name="T40" style:family="text">
      <style:text-properties fo:color="#666666" loext:opacity="100%" fo:font-weight="bold" style:font-weight-asian="bold" style:font-weight-complex="bold"/>
    </style:style>
    <style:style style:name="T41" style:family="text">
      <style:text-properties officeooo:rsid="003e81a2"/>
    </style:style>
    <style:style style:name="T42" style:family="text">
      <style:text-properties fo:font-weight="bold" officeooo:rsid="003e81a2" style:font-weight-asian="bold" style:font-weight-complex="bold"/>
    </style:style>
    <style:style style:name="T43" style:family="text">
      <style:text-properties officeooo:rsid="005b2583"/>
    </style:style>
    <style:style style:name="T44" style:family="text">
      <style:text-properties fo:font-weight="bold" officeooo:rsid="005b2583" style:font-weight-asian="bold" style:font-weight-complex="bold"/>
    </style:style>
    <style:style style:name="T45" style:family="text">
      <style:text-properties officeooo:rsid="00443a5a"/>
    </style:style>
    <style:style style:name="T46" style:family="text">
      <style:text-properties officeooo:rsid="0045aa58"/>
    </style:style>
    <style:style style:name="T47" style:family="text">
      <style:text-properties officeooo:rsid="00461224"/>
    </style:style>
    <style:style style:name="T48" style:family="text">
      <style:text-properties fo:font-weight="bold" officeooo:rsid="00461224" style:font-weight-asian="bold" style:font-weight-complex="bold"/>
    </style:style>
    <style:style style:name="T49" style:family="text">
      <style:text-properties fo:language="en" fo:country="US" officeooo:rsid="005d0b08"/>
    </style:style>
    <style:style style:name="T50" style:family="text">
      <style:text-properties fo:language="en" fo:country="US" fo:font-weight="bold" officeooo:rsid="005d0b08" style:font-weight-asian="bold" style:font-weight-complex="bold"/>
    </style:style>
    <style:style style:name="T51" style:family="text">
      <style:text-properties officeooo:rsid="005f3660"/>
    </style:style>
    <style:style style:name="T52" style:family="text">
      <style:text-properties fo:language="en" fo:country="US" fo:font-weight="normal" officeooo:rsid="00560900" style:font-weight-asian="normal" style:font-weight-complex="normal"/>
    </style:style>
    <style:style style:name="T53" style:family="text">
      <style:text-properties fo:font-weight="normal" officeooo:rsid="00578de4" style:font-weight-asian="normal" style:font-weight-complex="normal"/>
    </style:style>
    <style:style style:name="T54" style:family="text">
      <style:text-properties fo:font-weight="bold" officeooo:rsid="00578de4" style:font-weight-asian="bold" style:font-weight-complex="bold"/>
    </style:style>
    <style:style style:name="T55" style:family="text">
      <style:text-properties fo:language="en" fo:country="US" officeooo:rsid="0047e185"/>
    </style:style>
    <style:style style:name="T56" style:family="text">
      <style:text-properties fo:language="en" fo:country="US" officeooo:rsid="0048da7f"/>
    </style:style>
    <style:style style:name="T57" style:family="text">
      <style:text-properties officeooo:rsid="0047e185"/>
    </style:style>
    <style:style style:name="T58" style:family="text">
      <style:text-properties officeooo:rsid="0048da7f"/>
    </style:style>
    <style:style style:name="T59" style:family="text">
      <style:text-properties officeooo:rsid="004bdcd2"/>
    </style:style>
    <style:style style:name="T60" style:family="text">
      <style:text-properties officeooo:rsid="004ac872"/>
    </style:style>
    <style:style style:name="T61" style:family="text">
      <style:text-properties fo:font-weight="bold" officeooo:rsid="004ac872" style:font-weight-asian="bold" style:font-weight-complex="bold"/>
    </style:style>
    <style:style style:name="T62" style:family="text">
      <style:text-properties fo:font-weight="normal" officeooo:rsid="00560900" style:font-weight-asian="normal" style:font-weight-complex="normal"/>
    </style:style>
    <style:style style:name="T63" style:family="text">
      <style:text-properties fo:font-weight="bold" officeooo:rsid="00560900" style:font-weight-asian="bold" style:font-weight-complex="bold"/>
    </style:style>
    <style:style style:name="T64" style:family="text">
      <style:text-properties fo:font-weight="normal" officeooo:rsid="004d4283" style:font-weight-asian="normal" style:font-weight-complex="normal"/>
    </style:style>
    <style:style style:name="T65" style:family="text">
      <style:text-properties officeooo:rsid="00597cd5"/>
    </style:style>
    <style:style style:name="T66" style:family="text">
      <style:text-properties fo:language="en" fo:country="US" officeooo:rsid="0051544a"/>
    </style:style>
    <style:style style:name="T67"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List of employees</text:h>
      <text:p text:style-name="P28">Page <text:span text:style-name="T24">Employees.razor</text:span> follows template <text:span text:style-name="T24">Weather.razor</text:span> provided by Microsoft. The differences are:</text:p>
      <text:list text:style-name="L3">
        <text:list-item>
          <text:p text:style-name="P29">The data <text:span text:style-name="T33">are</text:span> retrieved from the <text:span text:style-name="T24">Northwind</text:span> database (table <text:span text:style-name="T24">dbo.Employees</text:span>),</text:p>
        </text:list-item>
        <text:list-item>
          <text:p text:style-name="P29">The table uses zebra format,</text:p>
        </text:list-item>
        <text:list-item>
          <text:p text:style-name="P29">The table can be sorted by any column,</text:p>
        </text:list-item>
        <text:list-item>
          <text:p text:style-name="P30">The component has optional parameter <text:span text:style-name="T24">sortname</text:span>. This parameter defines sorting.</text:p>
        </text:list-item>
      </text:list>
      <text:p text:style-name="P31">List of employees comes from the database and is displayed in the HTML table <text:span text:style-name="T24">list-of-employees</text:span>. </text:p>
      <text:p text:style-name="P32">Page <text:span text:style-name="T24">Customers.razor</text:span> follows the same template.</text:p>
      <text:h text:style-name="P33" text:outline-level="3">Sorting</text:h>
      <text:p text:style-name="P34">Header of the <text:s/><text:span text:style-name="T24">list-of-employees </text:span><text:span text:style-name="T34">table </text:span><text:span text:style-name="T35">consists of links that reloads the page with </text:span><text:span text:style-name="T34">sortname</text:span><text:span text:style-name="T35"> parameter. This parameter has listed below format:</text:span></text:p>
      <text:p text:style-name="P7">sortCharacter_{field name}</text:p>
      <text:p text:style-name="P35"><text:span text:style-name="T36">The parameter is optional and stands </text:span><text:span text:style-name="T24">no sorting</text:span><text:span text:style-name="T36"> if it is not defined. </text:span><text:span text:style-name="T24">sortCharacter</text:span><text:span text:style-name="T36"> has listed below values:</text:span></text:p>
      <text:p text:style-name="P35"><text:span text:style-name="T24">n</text:span><text:span text:style-name="T36"> – no sorting,</text:span></text:p>
      <text:p text:style-name="P35"><text:span text:style-name="T24">a</text:span><text:span text:style-name="T36"> – sort ascending,</text:span></text:p>
      <text:p text:style-name="P35"><text:span text:style-name="T24">d</text:span><text:span text:style-name="T36"> – sort descending.</text:span></text:p>
      <text:p text:style-name="P36">The <text:span text:style-name="T24">sortCharacter</text:span> changes sequentially after subsequent clicks on the same header:</text:p>
      <text:p text:style-name="P7">n → a → d → n</text:p>
      <text:p text:style-name="P37">A header of the table has two attributes related to the sorting: <text:span text:style-name="T24">data-sort</text:span> and <text:span text:style-name="T24">href</text:span><text:span text:style-name="T36">. First one informs CSS, second one – sends information to the server.</text:span> </text:p>
      <text:h text:style-name="Heading_20_3" text:outline-level="3">Paging</text:h>
      <text:p text:style-name="P38">Processing Customers table requires methods from both interfaces (<text:span text:style-name="T24">I</text:span><text:span text:style-name="T37">P</text:span><text:span text:style-name="T24">agedCollection</text:span> and <text:span text:style-name="T37">IDatabaseSvc</text:span><text:span text:style-name="T38">) thus f</text:span>ile <text:span text:style-name="T24">Program.cs</text:span> registers service <text:span text:style-name="T24">CustomerSvc</text:span> storing the object itself:</text:p>
      <text:p text:style-name="P18">builder.Services.AddSingleton&lt;<text:span text:style-name="T24">CustomerSvc</text:span>&gt;();</text:p>
      <text:p text:style-name="P38">The <text:span text:style-name="T24">Customers.razor </text:span>component displays a list of customers divided into pages. Since this list <text:span text:style-name="T39">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39">The function <text:span text:style-name="T40">FromSqlRaw("SELECT COUNT(*) FROM Customers")</text:span> does not work. You must use the SQL operator <text:span text:style-name="T15">AS</text:span>:</text:p>
      <text:p text:style-name="P18">FromSqlRaw("SELECT COUNT(*) <text:span text:style-name="T15">AS Value</text:span> FROM Customers")</text:p>
      <text:p text:style-name="P40"><text:soft-page-break/><text:span text:style-name="T41">Page buttons in the </text:span><text:span text:style-name="T24">PagerControl.razor</text:span> <text:span text:style-name="T41">component are links. They are reloading the </text:span><text:span text:style-name="T42">Customers</text:span><text:span text:style-name="T41"> component with </text:span><text:span text:style-name="T42">pagesize</text:span><text:span text:style-name="T41"> and </text:span><text:span text:style-name="T42">pagenumber</text:span><text:span text:style-name="T41"> parameters. </text:span></text:p>
      <text:p text:style-name="P40">The filtering element is placed in<text:span text:style-name="T43">to</text:span> a Generic component <text:span text:style-name="T44">FilterControl.razor</text:span>, which adds to the DropDown list the <text:span text:style-name="T43">only </text:span>properties marked with the <text:span text:style-name="T24">AllowFiltering</text:span> attribute, see the class description in<text:span text:style-name="T43">side </text:span>the <text:span text:style-name="T24">Customers.cs</text:span> file.</text:p>
      <text:p text:style-name="P41">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42">Paging and sorting requires reflection for switching from field names to object properties. <text:s/>Look to component Employees.razor in BlazorTutor_05 branch. This slows down the program a lot. I solved this problem by reading the lists with ADO Data<text:span text:style-name="T45">R</text:span>eader. <text:span text:style-name="T46">Look at </text:span><text:span text:style-name="T47">procedure </text:span><text:span text:style-name="T48">OnParametersSetAsync()</text:span><text:span text:style-name="T46"> in </text:span><text:span text:style-name="T47">the </text:span><text:span text:style-name="T46">Customers.razor.</text:span></text:p>
      <text:p text:style-name="P43"><text:span text:style-name="T49">Images at right end of every row are HTML links packed in the</text:span><text:span text:style-name="T50"> CrudLinksContro.razor</text:span><text:span text:style-name="T49"> component. </text:span></text:p>
      <text:p text:style-name="P44"><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3" text:outline-level="3"/>
      <text:p text:style-name="P45">All they open <text:span text:style-name="T51">the same</text:span> <text:span text:style-name="T24">EditCustomer.razor </text:span>component with different parameters:</text:p>
      <text:p text:style-name="P46">&lt;a href="@Url/<text:span text:style-name="T24">view</text:span>/@Id"&gt;</text:p>
      <text:p text:style-name="P47">&lt;a href="@Url/<text:span text:style-name="T24">edit</text:span>/@Id"&gt;</text:p>
      <text:p text:style-name="P48">&lt;a href="@Url/<text:span text:style-name="T24">delete</text:span>/@Id"&gt;</text:p>
      <text:p text:style-name="Standard"/>
      <text:h text:style-name="Heading_20_3" text:outline-level="3">Concurrency</text:h>
      <text:p text:style-name="P49">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2">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2">this way</text:span></text:a><text:span text:style-name="T52">:</text:span></text:p>
      <text:p text:style-name="P50">public class SampleContext : DbContext</text:p>
      <text:p text:style-name="P51">{</text:p>
      <text:p text:style-name="P51"><text:s text:c="4"/>public DbSet&lt;Author&gt; Authors { get; set; }</text:p>
      <text:p text:style-name="P51"><text:s text:c="4"/></text:p>
      <text:p text:style-name="P51"><text:s text:c="4"/>protected override void OnModelCreating(ModelBuilder modelBuilder)</text:p>
      <text:p text:style-name="P51"><text:soft-page-break/><text:s text:c="4"/>{</text:p>
      <text:p text:style-name="P51"><text:s text:c="8"/>modelBuilder.Entity&lt;Author&gt;()</text:p>
      <text:p text:style-name="P51"><text:s text:c="12"/>.Property(a =&gt; a.RowVersion)<text:span text:style-name="T15">.IsRowVersion();</text:span></text:p>
      <text:p text:style-name="P51"><text:s text:c="4"/>} </text:p>
      <text:p text:style-name="P51">}</text:p>
      <text:p text:style-name="P51">public class Author</text:p>
      <text:p text:style-name="P51">{</text:p>
      <text:p text:style-name="P51"><text:s text:c="4"/>public int AuthorId { get; set; }</text:p>
      <text:p text:style-name="P51"><text:s text:c="4"/>public string FirstName { get; set; }</text:p>
      <text:p text:style-name="P51"><text:s text:c="4"/>public string LastName { get; set; }</text:p>
      <text:p text:style-name="P51"><text:s text:c="4"/>public string Biography { get; set; }</text:p>
      <text:p text:style-name="P51"><text:s text:c="4"/>public ICollection&lt;Book&gt; Books { get; set; }</text:p>
      <text:p text:style-name="P51"><text:s text:c="4"/><text:span text:style-name="T15">public byte[] RowVersion { get; set; }</text:span></text:p>
      <text:p text:style-name="P52">}</text:p>
      <text:p text:style-name="P53"><text:span text:style-name="T36">In Microsoft SQL Server, the </text:span><text:span text:style-name="T24">timestamp</text:span><text:span text:style-name="T36"> data type is a synonym for the </text:span><text:span text:style-name="T24">rowversion</text:span><text:span text:style-name="T36"> data type. It is used to automatically generate a unique binary number for each row whenever the row is inserted or updated. </text:span><text:span text:style-name="T53">Don’t update </text:span><text:span text:style-name="T54">RowVersion</text:span><text:span text:style-name="T53"> field from your application.</text:span></text:p>
      <text:p text:style-name="P49"><text:span text:style-name="T1">SQLite has no such feature </text:span><text:span text:style-name="T55">and you must to protect your application from these types of errors</text:span><text:span text:style-name="T1">. </text:span><text:span text:style-name="T55">I follow</text:span><text:span text:style-name="T56">ed</text:span><text:span text:style-name="T55"> the </text:span><text:a xlink:type="simple" xlink:href="https://www.bricelam.net/2020/08/07/sqlite-and-efcore-concurrency-tokens.html" text:style-name="Internet_20_link" text:visited-style-name="Visited_20_Internet_20_Link">SQLite and EF Core Concurrency Tokens | Brice’s Blog</text:a> <text:s/><text:span text:style-name="T57">article </text:span><text:span text:style-name="T58">and created two SQL scripts:</text:span></text:p>
      <text:list text:style-name="L4">
        <text:list-item>
          <text:p text:style-name="P54">AddVersion.MS_SQL.sql</text:p>
        </text:list-item>
        <text:list-item>
          <text:p text:style-name="P54">AddVersion.SQLight.sql</text:p>
        </text:list-item>
      </text:list>
      <text:p text:style-name="Text_20_body">They both perform the same task: add<text:span text:style-name="T59">ing</text:span> two fields <text:span text:style-name="T60">(</text:span><text:span text:style-name="T61">IsDeleted</text:span><text:span text:style-name="T60">, and </text:span><text:span text:style-name="T61">Version</text:span><text:span text:style-name="T60">)</text:span> <text:span text:style-name="T60">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55">MS SQL Server updates itself the field <text:span text:style-name="T24">Version, </text:span><text:span text:style-name="T36">Since SQLite does not have a data type similar to timestamp, I used an integer field and two triggers in each </text:span><text:span text:style-name="T53">tracked </text:span><text:span text:style-name="T36">table:</text:span></text:p>
      <text:p text:style-name="P56">CREATE TRIGGER IF NOT EXISTS UpdateCustomersVersion</text:p>
      <text:p text:style-name="P57">AFTER UPDATE ON Customers</text:p>
      <text:p text:style-name="P57">WHEN NEW.Version &gt;= 0</text:p>
      <text:p text:style-name="P57">BEGIN</text:p>
      <text:p text:style-name="P57"><text:soft-page-break/><text:s text:c="4"/>UPDATE Customers</text:p>
      <text:p text:style-name="P57"><text:s text:c="4"/>SET Version = Version + 1</text:p>
      <text:p text:style-name="P57"><text:s text:c="4"/>WHERE rowid = NEW.rowid; </text:p>
      <text:p text:style-name="P57">END;</text:p>
      <text:p text:style-name="P57"/>
      <text:p text:style-name="P57">CREATE TRIGGER IF NOT EXISTS TestVersionCustomers</text:p>
      <text:p text:style-name="P57">BEFORE UPDATE ON Customers</text:p>
      <text:p text:style-name="P57">WHEN NEW.Version &gt;= 0</text:p>
      <text:p text:style-name="P57">BEGIN</text:p>
      <text:p text:style-name="P57"><text:tab/>SELECT</text:p>
      <text:p text:style-name="P57"><text:tab/>CASE</text:p>
      <text:p text:style-name="P57"><text:tab/><text:tab/>WHEN NEW.Version &lt; OLD.Version THEN RAISE (ABORT, 'Concurrency error')</text:p>
      <text:p text:style-name="P57"><text:tab/>END;</text:p>
      <text:p text:style-name="P57">END;</text:p>
      <text:p text:style-name="P58"><text:span text:style-name="T36">First trigger increments of the </text:span><text:span text:style-name="T24">Version</text:span><text:span text:style-name="T36"> column, converting it into auto-increment field. The second one raises database exception after detecting conflict. The project does not delete records from the database thus <text:s/>both triggers work on </text:span><text:span text:style-name="T24">update</text:span><text:span text:style-name="T36"> operation only. </text:span><text:span text:style-name="T62">The condition </text:span><text:span text:style-name="T63">WHEN NEW.Version &gt;= 0</text:span><text:span text:style-name="T62"> allows you to ignore concurrency conflicts.</text:span></text:p>
      <text:p text:style-name="P55"><text:span text:style-name="T36">Corresponding changes were also made </text:span><text:span text:style-name="T64">in</text:span><text:span text:style-name="T36">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59"><text:soft-page-break/>Note that the SQLite variant does not use the IsRowVersion() function: the fight against <text:span text:style-name="T65">concurrency errors</text:span> is handled by triggers <text:span text:style-name="T65">inside database</text:span>.</text:p>
      <text:h text:style-name="Heading_20_3" text:outline-level="3">Edit screen</text:h>
      <text:p text:style-name="P60">Standard Edit screen (name above value) provided in many Blazor and <text:a xlink:type="simple" xlink:href="https://getbootstrap.com/docs/4.0/components/forms/" text:style-name="Internet_20_link" text:visited-style-name="Visited_20_Internet_20_Link">Bootstrap</text:a> tutors results to narrow long screen. It is good for mobiles only. I placed name and control on the same row following <text:a xlink:type="simple" xlink:href="https://www.pragimtech.com/blog/blazor/building-blazor-form/" text:style-name="Internet_20_link" text:visited-style-name="Visited_20_Internet_20_Link">pragimtech</text:a> recommendations.</text:p>
      <text:p text:style-name="P60"/>
      <text:p text:style-name="P61"><text:span text:style-name="T66">//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1">// <text:a xlink:type="simple" xlink:href="https://getbootstrap.com/docs/4.0/components/forms/" text:style-name="Internet_20_link" text:visited-style-name="Visited_20_Internet_20_Link">Forms · Bootstrap</text:a> </text:p>
      <text:p text:style-name="P44"/>
      <text:p text:style-name="P62"><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4"/>
      <text:p text:style-name="P62"><text:span text:style-name="T67">//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62"><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62"><text:span text:style-name="T1">// </text:span><text:a xlink:type="simple" xlink:href="https://www.youtube.com/watch?v=WfMHUp8tOVE" text:style-name="Internet_20_link" text:visited-style-name="Visited_20_Internet_20_Link"><text:span text:style-name="T1">https://www.youtube.com/watch?v=WfMHUp8tOVE</text:span></text:a></text:p>
      <text:p text:style-name="P44"/>
      <text:p text:style-name="P62"><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62"><text:span text:style-name="T1">// </text:span><text:a xlink:type="simple" xlink:href="https://console.cloud.google.com/" text:style-name="Internet_20_link" text:visited-style-name="Visited_20_Internet_20_Link"><text:span text:style-name="T1">https://console.cloud.google.com</text:span></text:a></text:p>
      <text:p text:style-name="P62"><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0:50:36.184000000</meta:creation-date>
    <dc:date>2025-06-11T11:05:44.161000000</dc:date>
    <meta:editing-duration>P1DT3H49M52S</meta:editing-duration>
    <meta:editing-cycles>63</meta:editing-cycles>
    <meta:generator>LibreOffice/24.8.6.2$Windows_X86_64 LibreOffice_project/6d98ba145e9a8a39fc57bcc76981d1fb1316c60c</meta:generator>
    <meta:document-statistic meta:table-count="0" meta:image-count="2" meta:object-count="0" meta:page-count="8" meta:paragraph-count="179" meta:word-count="1694" meta:character-count="12478" meta:non-whitespace-character-count="10709"/>
  </office:meta>
</office:document-meta>
</file>